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68mm"/>
    </style:style>
    <style:style style:name="co2" style:family="table-column">
      <style:table-column-properties fo:break-before="auto" style:column-width="49.64mm"/>
    </style:style>
    <style:style style:name="co3" style:family="table-column">
      <style:table-column-properties fo:break-before="auto" style:column-width="71.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8.69mm"/>
    </style:style>
    <style:style style:name="co6" style:family="table-column">
      <style:table-column-properties fo:break-before="auto" style:column-width="117.92mm"/>
    </style:style>
    <style:style style:name="co7" style:family="table-column">
      <style:table-column-properties fo:break-before="auto" style:column-width="91.95mm"/>
    </style:style>
    <style:style style:name="co8" style:family="table-column">
      <style:table-column-properties fo:break-before="auto" style:column-width="60.75mm"/>
    </style:style>
    <style:style style:name="co9" style:family="table-column">
      <style:table-column-properties fo:break-before="auto" style:column-width="8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color="#000000" style:text-underline-style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style-name="ce11" office:value-type="string" calcext:value-type="string">
            <text:p>hypertensive disease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style-name="ce11" office:value-type="string" calcext:value-type="string">
            <text:p>diabetes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style-name="ce11" office:value-type="string" calcext:value-type="string">
            <text:p>depression mental^depressive disorder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style-name="ce11" office:value-type="string" calcext:value-type="string">
            <text:p>coronary arteriosclerosis^coronary heart disease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style-name="ce11" office:value-type="string" calcext:value-type="string">
            <text:p>pneumoni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office:value-type="string" calcext:value-type="string">
            <text:p>failure heart congestive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office:value-type="string" calcext:value-type="string">
            <text:p>accident�cerebrovascular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style-name="ce11" office:value-type="string" calcext:value-type="string">
            <text:p>asthma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office:value-type="string" calcext:value-type="string">
            <text:p>myocardial infarction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ele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de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office:value-type="string" calcext:value-type="string">
            <text:p>hypercholesterolemi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smok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 segment dep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office:value-type="string" calcext:value-type="string">
            <text:p>infection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infection urinary tract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al angle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style-name="ce11" office:value-type="string" calcext:value-type="string">
            <text:p>anemia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l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office:value-type="string" calcext:value-type="string">
            <text:p>chronic obstructive airway disease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tum purul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office:value-type="string" calcext:value-type="string">
            <text:p>dementia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office:value-type="string" calcext:value-type="string">
            <text:p>insufficiency rena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degenerative�polyarthriti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smok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style-name="ce11" office:value-type="string" calcext:value-type="string">
            <text:p>hypothyroidism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style-name="ce11" office:value-type="string" calcext:value-type="string">
            <text:p>anxiety stat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malignant neoplasms^primary malignant neoplasm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style-name="ce11" office:value-type="string" calcext:value-type="string">
            <text:p>acquired�immuno-deficiency syndrome^HIV^hiv infectio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hypotonia^hypoto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celluliti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u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office:value-type="string" calcext:value-type="string">
            <text:p>gastroesophageal reflux diseas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bbing sensation qua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office:value-type="string" calcext:value-type="string">
            <text:p>septicemia^systemic infection^sepsis (invertebrate)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office:value-type="string" calcext:value-type="string">
            <text:p>deep vein thrombosi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in lower li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style-name="ce11" office:value-type="string" calcext:value-type="string">
            <text:p>dehydratio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w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^blackout^history of - blackout</text:p>
          </table:table-cell>
        </table:table-row>
        <table:table-row table:style-name="ro1">
          <table:table-cell office:value-type="string" calcext:value-type="string">
            <text:p>neoplasm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s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anopsia homonym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office:value-type="string" calcext:value-type="string">
            <text:p>embolism pulmonary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office:value-type="string" calcext:value-type="string">
            <text:p>epilepsy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metabol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o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office:value-type="string" calcext:value-type="string">
            <text:p>cardiomyopathy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chronic kidney failur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office:value-type="string" calcext:value-type="string">
            <text:p>carcinom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style-name="ce11" office:value-type="string" calcext:value-type="string">
            <text:p>hepatitis C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erated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fee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peripheral vascular diseas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t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style-name="ce12" office:value-type="string" calcext:value-type="string">
            <text:p>psychotic disord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office:value-type="string" calcext:value-type="string">
            <text:p>hyperlipidemi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ence of q wa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ddy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office:value-type="string" calcext:value-type="string">
            <text:p>bipolar disord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urbed fami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hidrosis disor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dri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yramidal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se associ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haustion</text:p>
          </table:table-cell>
        </table:table-row>
        <table:table-row table:style-name="ro1">
          <table:table-cell table:style-name="ce11" office:value-type="string" calcext:value-type="string">
            <text:p>obesity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 wave fea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chymosis</text:p>
          </table:table-cell>
        </table:table-row>
        <table:table-row table:style-name="ro1">
          <table:table-cell office:value-type="string" calcext:value-type="string">
            <text:p>ischemia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ptoma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office:value-type="string" calcext:value-type="string">
            <text:p>cirrhosi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eding of vagina</text:p>
          </table:table-cell>
        </table:table-row>
        <table:table-row table:style-name="ro1">
          <table:table-cell office:value-type="string" calcext:value-type="string">
            <text:p>exanthema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office:value-type="string" calcext:value-type="string">
            <text:p>benign prostatic hypertrophy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office:value-type="string" calcext:value-type="string">
            <text:p>kidney failure acut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calcemia res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mitral valve insufficiency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ymptoma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style-name="ce11" office:value-type="string" calcext:value-type="string">
            <text:p>arthriti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yp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unstead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style-name="ce11" office:value-type="string" calcext:value-type="string">
            <text:p>bronchiti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hemiparesi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ha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cal seiz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ng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ly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office:value-type="string" calcext:value-type="string">
            <text:p>osteoporosi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rsu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i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office:value-type="string" calcext:value-type="string">
            <text:p>transient ischemic attack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peech s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apyramidal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ion b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bling spee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msiness</text:p>
          </table:table-cell>
        </table:table-row>
        <table:table-row table:style-name="ro1">
          <table:table-cell office:value-type="string" calcext:value-type="string">
            <text:p>adenocarcinom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stool cali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iety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hez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^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paranoi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^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ose associations</text:p>
          </table:table-cell>
        </table:table-row>
        <table:table-row table:style-name="ro1">
          <table:table-cell table:style-name="ce11" office:value-type="string" calcext:value-type="string">
            <text:p>pancreatiti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or - temperature-associated observ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office:value-type="string" calcext:value-type="string">
            <text:p>incontinenc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ar of fa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office:value-type="string" calcext:value-type="string">
            <text:p>paroxysmal�dyspne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office:value-type="string" calcext:value-type="string">
            <text:p>herni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venti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cruciating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u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lse abs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office:value-type="string" calcext:value-type="string">
            <text:p>malignant neoplasm of prostate^carcinoma prostat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ed sto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anopsia homonym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edema pulmonary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berden's n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office:value-type="string" calcext:value-type="string">
            <text:p>lymphatic diseas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u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stenosis aortic valv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iat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thy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malignant neoplasm of breast^carcinoma breas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ss in bre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ropul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rogen 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office:value-type="string" calcext:value-type="string">
            <text:p>schizophreni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o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derweight^under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office:value-type="string" calcext:value-type="string">
            <text:p>diverticuliti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ll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 blo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office:value-type="string" calcext:value-type="string">
            <text:p>overload flui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style-name="ce11" office:value-type="string" calcext:value-type="string">
            <text:p>ulcer peptic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office:value-type="string" calcext:value-type="string">
            <text:p>osteomyeliti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e tend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foo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style-name="ce11" office:value-type="string" calcext:value-type="string">
            <text:p>gastriti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equilibri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office:value-type="string" calcext:value-type="string">
            <text:p>bacteremi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u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o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album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t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lor</text:p>
          </table:table-cell>
        </table:table-row>
        <table:table-row table:style-name="ro1">
          <table:table-cell office:value-type="string" calcext:value-type="string">
            <text:p>failure kidne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ing of urinary stre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stat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style-name="ce11" office:value-type="string" calcext:value-type="string">
            <text:p>sickle cell anemi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reakthrough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ba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office:value-type="string" calcext:value-type="string">
            <text:p>failure hear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gular venous dis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ejection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upper respiratory infecti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ffy n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pid shallow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isy respi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al discharge pres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s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style-name="ce11" office:value-type="string" calcext:value-type="string">
            <text:p>hepatiti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office:value-type="string" calcext:value-type="string">
            <text:p>hypertension pulmona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hli's 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le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ft�atrial�hypertrophy</text:p>
          </table:table-cell>
        </table:table-row>
        <table:table-row table:style-name="ro1">
          <table:table-cell office:value-type="string" calcext:value-type="string">
            <text:p>deglutition disord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tub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arth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d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diadoch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de pain</text:p>
          </table:table-cell>
        </table:table-row>
        <table:table-row table:style-name="ro1">
          <table:table-cell office:value-type="string" calcext:value-type="string">
            <text:p>g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ythe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hysematous 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office:value-type="string" calcext:value-type="string">
            <text:p>thrombocytopaen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cchym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yt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erior�rhino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office:value-type="string" calcext:value-type="string">
            <text:p>hypoglycem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her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eness^claud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mmy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office:value-type="string" calcext:value-type="string">
            <text:p>pneumonia aspiratio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diastinal shi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tal status chang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colit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kening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 incontin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office:value-type="string" calcext:value-type="string">
            <text:p>diverticulosi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ecal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e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ghtheaded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neumato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s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office:value-type="string" calcext:value-type="string">
            <text:p>suicide attemp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d paral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coholic withdrawal sympto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Pneumocystis�carinii�pneumoni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k 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cking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areu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dent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ontaneous rupture of membranes</text:p>
          </table:table-cell>
        </table:table-row>
        <table:table-row table:style-name="ro1">
          <table:table-cell table:style-name="ce11" office:value-type="string" calcext:value-type="string">
            <text:p>hepatitis B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appropriate a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llow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ile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fee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an</text:p>
          </table:table-cell>
        </table:table-row>
        <table:table-row table:style-name="ro1">
          <table:table-cell table:style-name="ce11" office:value-type="string" calcext:value-type="string">
            <text:p>parkinson diseas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ff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office:value-type="string" calcext:value-type="string">
            <text:p>lymphom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a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nn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dropneumothor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impo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^t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 passing urine</text:p>
          </table:table-cell>
        </table:table-row>
        <table:table-row table:style-name="ro1">
          <table:table-cell office:value-type="string" calcext:value-type="string">
            <text:p>hyperglycemi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t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st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rogen 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office:value-type="string" calcext:value-type="string">
            <text:p>encephalopathy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uncoord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ences fin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u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nic seiz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tricuspid valve insufficienc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catri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stinal shi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aired cognition</text:p>
          </table:table-cell>
        </table:table-row>
        <table:table-row table:style-name="ro1">
          <table:table-cell table:style-name="ce11" office:value-type="string" calcext:value-type="string">
            <text:p>Alzheimer's diseas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r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-point pupi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 r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g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lchair bou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office:value-type="string" calcext:value-type="string">
            <text:p>candidiasis^oral�candidiasi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or dent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n-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erse reaction^adverse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bloating</text:p>
          </table:table-cell>
        </table:table-row>
        <table:table-row table:style-name="ro1">
          <table:table-cell office:value-type="string" calcext:value-type="string">
            <text:p>neuropath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kening ear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dropneumothor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impos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wing of urinary stream</text:p>
          </table:table-cell>
        </table:table-row>
        <table:table-row table:style-name="ro1">
          <table:table-cell office:value-type="string" calcext:value-type="string">
            <text:p>kidney diseas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eding of vagina</text:p>
          </table:table-cell>
        </table:table-row>
        <table:table-row table:style-name="ro1">
          <table:table-cell office:value-type="string" calcext:value-type="string">
            <text:p>fibroid tum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o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menstrual heavy blee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hypotonia^hypoto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vious pregnancies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igrav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ly hard consist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inemia</text:p>
          </table:table-cell>
        </table:table-row>
        <table:table-row table:style-name="ro1">
          <table:table-cell table:style-name="ce13" office:value-type="string" calcext:value-type="string">
            <text:p>glaucom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ended abdom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th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office:value-type="string" calcext:value-type="string">
            <text:p>neoplasm metastasi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n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ypia</text:p>
          </table:table-cell>
        </table:table-row>
        <table:table-row table:style-name="ro1">
          <table:table-cell table:style-name="ce11" office:value-type="string" calcext:value-type="string">
            <text:p>malignant tumor of colon^carcinoma colo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y spe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oting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olic ejection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em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ydypsia</text:p>
          </table:table-cell>
        </table:table-row>
        <table:table-row table:style-name="ro1">
          <table:table-cell office:value-type="string" calcext:value-type="string">
            <text:p>ketoacidosis diabeti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oly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k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t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urgitates after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ion blur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inary hes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ra</text:p>
          </table:table-cell>
        </table:table-row>
        <table:table-row table:style-name="ro1">
          <table:table-cell office:value-type="string" calcext:value-type="string">
            <text:p>tonic-clonic epilepsy^tonic-clonic seizur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rows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sma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o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ophob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ing of ey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rsu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bidexter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ences fin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a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style-name="ce11" office:value-type="string" calcext:value-type="string">
            <text:p>malignant�neoplasm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ulsus�paradox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ll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 intoler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office:value-type="string" calcext:value-type="string">
            <text:p>respiratory failu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kal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unstead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u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dness</text:p>
          </table:table-cell>
        </table:table-row>
        <table:table-row table:style-name="ro1">
          <table:table-cell table:style-name="ce11" office:value-type="string" calcext:value-type="string">
            <text:p>melanom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in bre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-holding sp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eral�icter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office:value-type="string" calcext:value-type="string">
            <text:p>malignant neoplasm of lung^carcinoma of lun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rg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translucen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office:value-type="string" calcext:value-type="string">
            <text:p>manic disor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som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n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personality disor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nssex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ratch mar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de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office:value-type="string" calcext:value-type="string">
            <text:p>primary carcinoma of the liver cell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mor cell inva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fferent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pat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p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emphysema pulmona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ehavior showing increased motor activ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rdination abnorm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mmy sk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om spi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ch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us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ful swallow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hr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k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esm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office:value-type="string" calcext:value-type="string">
            <text:p>hemorrhoid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el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stool calib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n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hala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rning s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spasm bronchi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 known drug allergi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ive 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st tight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nsory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nch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iple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mitus</text:p>
          </table:table-cell>
        </table:table-row>
        <table:table-row table:style-name="ro1">
          <table:table-cell office:value-type="string" calcext:value-type="string">
            <text:p>aphasi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lon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gopho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ha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ly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w back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leyhorse</text:p>
          </table:table-cell>
        </table:table-row>
        <table:table-row table:style-name="ro1">
          <table:table-cell office:value-type="string" calcext:value-type="string">
            <text:p>obesity morbi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ut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dent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p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bored brea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hermia, nat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ocrit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x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al angle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s hot/feverish</text:p>
          </table:table-cell>
        </table:table-row>
        <table:table-row table:style-name="ro1">
          <table:table-cell office:value-type="string" calcext:value-type="string">
            <text:p>pyelonephriti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gency of�mictur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at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office:value-type="string" calcext:value-type="string">
            <text:p>endocarditi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tastatic 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lsus�paradox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kinesia</text:p>
          </table:table-cell>
        </table:table-row>
        <table:table-row table:style-name="ro1">
          <table:table-cell office:value-type="string" calcext:value-type="string">
            <text:p>effusion pericardial^pericardial effusion body substan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ricardial friction ru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ten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utum purul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office:value-type="string" calcext:value-type="string">
            <text:p>chronic alcoholic intox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conscious st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ath sounds de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office:value-type="string" calcext:value-type="string">
            <text:p>pneumothora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ys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pty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cap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t tissue swel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office:value-type="string" calcext:value-type="string">
            <text:p>deliriu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sponsive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owsiness^sleep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office:value-type="string" calcext:value-type="string">
            <text:p>neutropen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nsaminit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 sw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noclo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calcemia resul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lig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d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office:value-type="string" calcext:value-type="string">
            <text:p>hyperbilirubinem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yano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chypn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dycar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style-name="ce11" office:value-type="string" calcext:value-type="string">
            <text:p>influenz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uncoord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uritic 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uff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oat s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a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bil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mptom aggravating facto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eral�icter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sal flar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u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p smac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eez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spu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ress respira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e exhaustion</text:p>
          </table:table-cell>
        </table:table-row>
        <table:table-row table:style-name="ro1">
          <table:table-cell office:value-type="string" calcext:value-type="string">
            <text:p>dependen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z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cle twit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ffy no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vy le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le</text:p>
          </table:table-cell>
        </table:table-row>
        <table:table-row table:style-name="ro1">
          <table:table-cell office:value-type="string" calcext:value-type="string">
            <text:p>thrombu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pokines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orex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tonic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album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r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modynamically s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al pa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office:value-type="string" calcext:value-type="string">
            <text:p>cholecystiti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o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phy's 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 interval prolong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gg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nus rhyt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sping for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ces in rect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normally hard consistency</text:p>
          </table:table-cell>
        </table:table-row>
        <table:table-row table:style-name="ro1">
          <table:table-cell office:value-type="string" calcext:value-type="string">
            <text:p>hernia�hiat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ro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yal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onatr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 discomf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spnea on exer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eri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aiac posi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 of h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tophobia</text:p>
          </table:table-cell>
        </table:table-row>
        <table:table-row table:style-name="ro1">
          <table:table-cell table:style-name="ce11" office:value-type="string" calcext:value-type="string">
            <text:p>migraine disorde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mbidexter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b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lenomegaly</text:p>
          </table:table-cell>
        </table:table-row>
        <table:table-row table:style-name="ro1">
          <table:table-cell office:value-type="string" calcext:value-type="string">
            <text:p>pancytopen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poprotein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emorrh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tig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ol color 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ic abdominal</text:p>
          </table:table-cell>
        </table:table-row>
        <table:table-row table:style-name="ro1">
          <table:table-cell office:value-type="string" calcext:value-type="string">
            <text:p>cholelithiasis^biliary calculu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shingoid facies^cushingoid�habi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i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office:value-type="string" calcext:value-type="string">
            <text:p>tachycardia sin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eft�atrial�hypertrop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cohol binge epis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ar tiss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iovascular finding^cardiovascular 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sta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 wave inver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ileu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bscess bac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en acu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ir fluid lev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ching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dominal tender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re to tou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ss of body 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yrex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ick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ida 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abdominal</text:p>
          </table:table-cell>
        </table:table-row>
        <table:table-row table:style-name="ro1">
          <table:table-cell office:value-type="string" calcext:value-type="string">
            <text:p>adhesi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atul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rge-for-dates fe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a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ng nod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ech pre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reased body 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mob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teady g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office:value-type="string" calcext:value-type="string">
            <text:p>delusi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oose associ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iddy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olog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icidal though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turbed fami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ompens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ly abusive 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aired cogn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office:value-type="string" calcext:value-type="string">
            <text:p>affect labi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xtreme exhaus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ures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dridden^bedrid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tatism</text:p>
          </table:table-cell>
        </table:table-row>
        <table:table-row table:style-name="ro1">
          <table:table-cell office:value-type="string" calcext:value-type="string">
            <text:p>decubitus ulc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olic mur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</table:table-row>
      </table:table>
      <table:table table:name="selected disease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ce15"/>
        <table:table-column table:style-name="co7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table:style-name="Default" office:value-type="string" calcext:value-type="string">
            <text:p>Symptom</text:p>
          </table:table-cell>
          <table:table-cell/>
        </table:table-row>
        <table:table-row table:style-name="ro1">
          <table:table-cell table:style-name="ce11"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d thir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quent urinatio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Extreme hunger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Unexplained weight loss</text:p>
          </table:table-cell>
          <table:table-cell table:style-name="ce15"/>
        </table:table-row>
        <table:table-row table:style-name="ro1">
          <table:table-cell/>
          <table:table-cell table:style-name="ce14"/>
          <table:table-cell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rritability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Blurred vi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low-healing sore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Frequent infections, such as gums or skin infections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coronary arteriosclerosis^coronary heart dis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healthline.com/symptom/chest-pain" xlink:type="simple">chest pain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eeling of heaviness or tightness, usually in the centre of the chest, which may spread to the arms, neck, jaw, back or stomach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urn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in in the<text:a xlink:href="https://www.healthline.com/symptom/arm-pain" xlink:type="simple"> arms</text:a> or <text:a xlink:href="https://www.healthline.com/symptom/shoulder-pain" xlink:type="simple">shoulder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shortness-of-breath" xlink:type="simple">shortness of breath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dizziness" xlink:type="simple">dizzines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style-name="ce11" office:value-type="string" calcext:value-type="string">
            <text:p>pneumo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ver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ating or Chills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a xlink:href="https://www.healthline.com/symptom/shortness-of-breath" xlink:type="simple">shortness of breath</text:a> that happens while doing normal activities or even while resting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pid breat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worsening cough that may produce yellow/green or bloody mucus (phlegm)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hest pain when breathing or coughing – caused by inflammation of the membrane that lines the lung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style-name="ce11" office:value-type="string" calcext:value-type="string">
            <text:p>asth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hest tightness or p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Trouble sleeping caused by shortness of breath, coughing or wheezing</text:p>
          </table:table-cell>
          <table:table-cell table:style-name="ce15"/>
        </table:table-row>
        <table:table-row table:style-name="ro2">
          <table:table-cell table:number-columns-repeated="2"/>
          <table:table-cell office:value-type="string" calcext:value-type="string">
            <text:p>A whistling or wheezing sound when exhaling (wheezing is a common sign of asthma in children)</text:p>
          </table:table-cell>
          <table:table-cell table:style-name="ce15"/>
        </table:table-row>
        <table:table-row table:style-name="ro2">
          <table:table-cell table:number-columns-repeated="2"/>
          <table:table-cell office:value-type="string" calcext:value-type="string">
            <text:p>Coughing or wheezing attacks that are worsened by a respiratory virus, such as a cold or the flu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anem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Weak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Pale or yellowish sk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rregular heartbeat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izziness or lightheaded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hest p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old hands and feet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Headaches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hypothyroidi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tigu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epressio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onstipatio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feeling cold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ry sk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weight g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muscle weak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ecreased sweating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slowed heart rat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elevated blood cholesterol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pain and stiffness in your joint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dry, thinning hair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mpaired memory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fertility difficulties or menstrual change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muscle stiffness, aches, and tender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hoarsenes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puffy, sensitive face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acquired�immuno-deficiency syndrome^HIV^hiv infectio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cle aches and joint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s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e throat and painful mouth s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llen lymph glands, mainly on the ne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ght sweats</text:p>
          </table:table-cell>
          <table:table-cell/>
        </table:table-row>
        <table:table-row table:style-name="ro1">
          <table:table-cell table:style-name="ce11" office:value-type="string" calcext:value-type="string">
            <text:p>dehyd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eme thir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ss frequent urin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rk-colored u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y mout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lethargy</text:p>
          </table:table-cell>
          <table:table-cell table:style-name="ce15"/>
        </table:table-row>
        <table:table-row table:style-name="ro1">
          <table:table-cell table:style-name="ce11" office:value-type="string" calcext:value-type="string">
            <text:p>obes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athlessness or shortness in breat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reased sw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how-to-stop-snoring" xlink:type="simple">snoring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ability to cope with sudden physical activ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self-help-tips-to-fight-fatigue" xlink:type="simple">feeling very tired</text:a> every d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back-pain" xlink:type="simple">back</text:a> and <text:a xlink:href="https://www.healthdirect.gov.au/joint-pain-and-swelling" xlink:type="simple">joint pain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w confidence and <text:a xlink:href="https://www.healthdirect.gov.au/self-esteem" xlink:type="simple">self esteem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direct.gov.au/loneliness-isolation-mental-health" xlink:type="simple">feeling isolated</text:a></text:p>
          </table:table-cell>
          <table:table-cell/>
        </table:table-row>
        <table:table-row table:style-name="ro1">
          <table:table-cell table:style-name="ce11" office:value-type="string" calcext:value-type="string">
            <text:p>arthrit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int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iffness at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elling at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ness of skin around joi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creased range of mo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eel tired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oss of appetite</text:p>
          </table:table-cell>
          <table:table-cell/>
        </table:table-row>
        <table:table-row table:style-name="ro1">
          <table:table-cell table:style-name="ce11" office:value-type="string" calcext:value-type="string">
            <text:p>bronchiti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persistent cough, which may produce yellow grey mucus (phleg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heez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low <text:a xlink:href="https://www.medicalnewstoday.com/articles/168266.php" xlink:type="simple">fever</text:a> and chi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feeling of tightness in the ch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<text:a xlink:href="https://www.medicalnewstoday.com/articles/155412.php" xlink:type="simple">sore throat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eathless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edicalnewstoday.com/articles/73936.php" xlink:type="simple">headach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blocked nose and sinuses</text:p>
          </table:table-cell>
          <table:table-cell/>
        </table:table-row>
        <table:table-row table:style-name="ro1">
          <table:table-cell table:style-name="ce11" office:value-type="string" calcext:value-type="string">
            <text:p>pancreatiti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pper abdominal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 that feels worse after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ing weight without try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ily, smelly stools (steatorrhe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st heartbeat</text:p>
          </table:table-cell>
          <table:table-cell/>
        </table:table-row>
        <table:table-row table:style-name="ro1">
          <table:table-cell table:style-name="ce11" office:value-type="string" calcext:value-type="string">
            <text:p>ulcer pep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rning stomach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eling of fullness, bloating or belc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ty food intoler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b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d Nausea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evere vomiting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weight los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bdominal pain – intense, localized pai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loss of appetite</text:p>
          </table:table-cell>
          <table:table-cell/>
        </table:table-row>
        <table:table-row table:style-name="ro3">
          <table:table-cell table:style-name="ce11" office:value-type="string" calcext:value-type="string">
            <text:p>gastrit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awing or burning ache or pain (indigestion) in your upper abdomen that may become either worse or better with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mi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 feeling of fullness in your upper abdomen after eat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<text:a xlink:href="https://www.webmd.com/digestive-disorders/features/bloated-bloating" xlink:type="simple">bloating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pain-management/guide/abdominal-pain-causes-treatments" xlink:type="simple">Abdominal pain</text:a> - 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edicinenet.com/loss_of_appetite/symptoms.htm" xlink:type="simple">loss of appetite</text:a> and <text:a xlink:href="https://www.medicinenet.com/dyspepsia/article.htm" xlink:type="simple">indigestion</text:a>.</text:p>
          </table:table-cell>
          <table:table-cell/>
        </table:table-row>
        <table:table-row table:style-name="ro1">
          <table:table-cell table:style-name="ce11" office:value-type="string" calcext:value-type="string">
            <text:p>hepatiti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healthline.com/symptom/fatigue" xlink:type="simple">fatigu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health/flu-symptoms" xlink:type="simple">flu-like symptom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dark-urine" xlink:type="simple">dark urin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pale-stools" xlink:type="simple">pale stool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dominal p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healthline.com/symptom/anorexia" xlink:type="simple">loss of appetit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explained 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llow skin and eyes, which may be signs of <text:a xlink:href="https://www.healthline.com/health/jaundice-yellow-skin" xlink:type="simple">jaundice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style-name="ce11" office:value-type="string" calcext:value-type="string">
            <text:p>influenz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hing muscles, especially in your back, arms and leg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 and swea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y, persistent coug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kn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sal congestion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tigue and weakness</text:p>
          </table:table-cell>
          <table:table-cell/>
        </table:table-row>
        <table:table-row table:style-name="ro1">
          <table:table-cell office:value-type="string" calcext:value-type="string">
            <text:p>Tuberculo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ughing that lasts three or more wee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ing up bl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st pain, or pain with breathing or coug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nintentional weight 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ght swea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appetite</text:p>
          </table:table-cell>
          <table:table-cell/>
        </table:table-row>
        <table:table-row table:style-name="ro1">
          <table:table-cell office:value-type="string" calcext:value-type="string">
            <text:p>Malar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Nausea and vomiting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Sweating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abdominal pain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Cough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Generalised weakness 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Intense muscle pain </text:p>
          </table:table-cell>
          <table:table-cell table:style-name="ce15"/>
        </table:table-row>
        <table:table-row table:style-name="ro1">
          <table:table-cell table:number-columns-repeated="2"/>
          <table:table-cell office:value-type="string" calcext:value-type="string">
            <text:p>Lower back pain, </text:p>
          </table:table-cell>
          <table:table-cell table:style-name="ce15"/>
        </table:table-row>
        <table:table-row table:style-name="ro1">
          <table:table-cell office:value-type="string" calcext:value-type="string">
            <text:p>Deng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dden, <text:a xlink:href="https://www.webmd.com/first-aid/fevers-causes-symptoms-treatments" xlink:type="simple">high fever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<text:a xlink:href="https://www.webmd.com/migraines-headaches/default.htm" xlink:type="simple">headach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in behind the <text:a xlink:href="https://www.webmd.com/eye-health/picture-of-the-eyes" xlink:type="simple">eyes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vere joint and <text:a xlink:href="https://www.webmd.com/pain-management/guide/myofascial-pain-syndrome" xlink:type="simple">muscle pain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children/ss/nausea-vomiting-remedies-treatment" xlink:type="simple">Nausea</text:a>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digestive-disorders/digestive-diseases-nausea-vomiting" xlink:type="simple">Vomiting</text:a>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bmd.com/skin-problems-and-treatments/guide/common-rashes" xlink:type="simple">Skin rash</text:a>, which appears two to five days after the onset of 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d bleeding (such a nose bleed, <text:a xlink:href="https://www.webmd.com/oral-health/guide/gum-problem-basics-sore-swollen-and-bleeding-gums" xlink:type="simple">bleeding gums</text:a>, or easy bruising)</text:p>
          </table:table-cell>
          <table:table-cell/>
        </table:table-row>
        <table:table-row table:style-name="ro1">
          <table:table-cell office:value-type="string" calcext:value-type="string">
            <text:p>Corona Vir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gh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tig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ills, sometimes with shak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dy ach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da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re thro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ss of smell or tas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rrhea</text:p>
          </table:table-cell>
          <table:table-cell/>
        </table:table-row>
      </table:table>
      <table:table table:name="mental diseases" table:style-name="ta1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Count of Disease Occurrence</text:p>
          </table:table-cell>
          <table:table-cell office:value-type="string" calcext:value-type="string">
            <text:p>Symptom</text:p>
          </table:table-cell>
        </table:table-row>
        <table:table-row table:style-name="ro1">
          <table:table-cell table:style-name="ce11" office:value-type="string" calcext:value-type="string">
            <text:p>hypertensive disease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ness of bre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zz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he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nco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ti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eat^sweating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use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gina pector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ssure chest</text:p>
          </table:table-cell>
        </table:table-row>
        <table:table-row table:style-name="ro1">
          <table:table-cell table:style-name="ce11" office:value-type="string" calcext:value-type="string">
            <text:p>depression mental^depressive disorder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able to concentr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style-name="ce11" office:value-type="string" calcext:value-type="string">
            <text:p>anxiety stat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 religious beli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vou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rm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 ch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lp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t flu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style-name="ce12" office:value-type="string" calcext:value-type="string">
            <text:p>psychotic disorder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audit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suicid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llucinations vi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tor retard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a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bal auditory hallucina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eling hopel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ritable m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m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to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pi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e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epless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dra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ergy increa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ox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or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havior hyper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ient non compli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od de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rif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ghtma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ciousness 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2:38:49.127258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9T18:44:55.773981588</dc:date>
    <meta:editing-duration>PT15H47M59S</meta:editing-duration>
    <meta:editing-cycles>10</meta:editing-cycles>
    <meta:generator>LibreOffice/6.0.7.3$Linux_X86_64 LibreOffice_project/00m0$Build-3</meta:generator>
    <meta:document-statistic meta:table-count="3" meta:cell-count="2451" meta:object-count="0"/>
  </office:meta>
</office:document-meta>
</file>